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103" style:family="table-cell" style:parent-style-name="Default" style:data-style-name="N0">
      <style:table-cell-properties fo:border-bottom="2.01pt solid #000000" fo:border-left="2.01pt solid #000000" fo:border-right="0.06pt solid #000000" style:rotation-angle="90" fo:border-top="2.01pt solid #000000" style:vertical-align="middl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9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49" table:default-cell-style-name="ce9"/>
        <table:table-column table:style-name="co5" table:number-columns-repeated="972" table:default-cell-style-name="ce9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105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Preset Data</text:p>
          </table:table-cell>
          <table:table-cell table:style-name="ce131" office:value-type="string" calcext:value-type="string">
            <text:p>Sync Data</text:p>
          </table:table-cell>
          <table:table-cell table:style-name="ce136" office:value-type="string" calcext:value-type="string">
            <text:p>Sync Adr</text:p>
          </table:table-cell>
          <table:table-cell table:style-name="ce139" office:value-type="string" calcext:value-type="string">
            <text:p>Ptr Latch</text:p>
          </table:table-cell>
          <table:table-cell table:style-name="ce146" office:value-type="string" calcext:value-type="string">
            <text:p>Ofs = 1</text:p>
          </table:table-cell>
          <table:table-cell table:style-name="ce131" office:value-type="string" calcext:value-type="string">
            <text:p>Ofs = -1</text:p>
          </table:table-cell>
          <table:table-cell table:style-name="ce136" office:value-type="string" calcext:value-type="string">
            <text:p>Ptr Sgn Exten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P</text:p>
          </table:table-cell>
          <table:table-cell table:number-columns-repeated="2"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107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107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A</text:p>
          </table:table-cell>
          <table:table-cell table:style-name="ce107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A</text:p>
          </table:table-cell>
          <table:table-cell table:style-name="ce107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107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UB</text:p>
          </table:table-cell>
          <table:table-cell table:style-name="ce107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107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07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107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107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107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103" office:value-type="string" calcext:value-type="string" table:number-columns-spanned="1" table:number-rows-spanned="8">
            <text:p>ADD/ADDLA</text:p>
          </table:table-cell>
          <table:table-cell table:style-name="ce107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107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ITA</text:p>
          </table:table-cell>
          <table:table-cell table:style-name="ce107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3" office:value-type="string" calcext:value-type="string" table:number-columns-spanned="1" table:number-rows-spanned="8">
            <text:p>LITB</text:p>
          </table:table-cell>
          <table:table-cell table:style-name="ce107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A</text:p>
          </table:table-cell>
          <table:table-cell table:style-name="ce107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B</text:p>
          </table:table-cell>
          <table:table-cell table:style-name="ce107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A</text:p>
          </table:table-cell>
          <table:table-cell table:style-name="ce107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B</text:p>
          </table:table-cell>
          <table:table-cell table:style-name="ce107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107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107" office:value-type="string" calcext:value-type="string">
            <text:p>0xA8</text:p>
          </table:table-cell>
          <table:table-cell table:style-name="ce113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9</text:p>
          </table:table-cell>
          <table:table-cell table:style-name="ce111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A</text:p>
          </table:table-cell>
          <table:table-cell table:style-name="ce111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B</text:p>
          </table:table-cell>
          <table:table-cell table:style-name="ce111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C</text:p>
          </table:table-cell>
          <table:table-cell table:style-name="ce111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D</text:p>
          </table:table-cell>
          <table:table-cell table:style-name="ce111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E</text:p>
          </table:table-cell>
          <table:table-cell table:style-name="ce111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F</text:p>
          </table:table-cell>
          <table:table-cell table:style-name="ce112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B</text:p>
          </table:table-cell>
          <table:table-cell table:style-name="ce107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B</text:p>
          </table:table-cell>
          <table:table-cell table:style-name="ce107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107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107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LB</text:p>
          </table:table-cell>
          <table:table-cell table:style-name="ce107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107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107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107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107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INTERRUPT]</text:p>
          </table:table-cell>
          <table:table-cell table:style-name="ce107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4:20:33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2T15:40:48.933000000</dc:date>
    <meta:editing-cycles>3</meta:editing-cycles>
    <meta:editing-duration>PT1H27M5S</meta:editing-duration>
    <meta:document-statistic meta:table-count="1" meta:cell-count="13198" meta:object-count="0"/>
  </office:meta>
</office:document-meta>
</file>